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2" style:family="table-column">
      <style:table-column-properties fo:break-before="auto" style:column-width="0.9717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6098in"/>
    </style:style>
    <style:style style:name="co8" style:family="table-column">
      <style:table-column-properties fo:break-before="auto" style:column-width="1.1972in"/>
    </style:style>
    <style:style style:name="co15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8965in"/>
    </style:style>
    <style:style style:name="co11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0.422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4409in"/>
    </style:style>
    <style:style style:name="co19" style:family="table-column">
      <style:table-column-properties fo:break-before="auto" style:column-width="0.8in"/>
    </style:style>
    <style:style style:name="co20" style:family="table-column">
      <style:table-column-properties fo:break-before="auto" style:column-width="0.2575in"/>
    </style:style>
    <style:style style:name="co21" style:family="table-column">
      <style:table-column-properties fo:break-before="auto" style:column-width="1.3807in"/>
    </style:style>
    <style:style style:name="co22" style:family="table-column">
      <style:table-column-properties fo:break-before="auto" style:column-width="0.429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44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cell-protect="protected" style:print-content="true"/>
    </style:style>
    <style:style style:name="ce53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style:cell-protect="protected" style:print-content="true" style:rotation-align="none"/>
    </style:style>
    <style:style style:name="ce55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c0c0c0" style:cell-protect="none" style:print-content="true" style:text-align-source="fix" style:repeat-content="false" fo:border="0.0008in solid #000000" fo:padding-bottom="0.0193in" fo:padding-left="0.0138in" fo:padding-right="0.0138in" fo:padding-top="0.0193in" style:rotation-align="none"/>
      <style:paragraph-properties fo:text-align="center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99ccff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008in solid #000000" fo:background-color="#00ff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9" style:family="table-cell" style:parent-style-name="Default" style:data-style-name="N37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3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4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9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1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32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99cc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8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0" style:family="table-cell" style:parent-style-name="Default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5" style:family="table-cell" style:parent-style-name="Default">
      <style:table-cell-properties fo:background-color="#ffff66" style:cell-protect="none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</style:style>
    <style:style style:name="ce46" style:family="table-cell" style:parent-style-name="Default">
      <style:table-cell-properties style:cell-protect="protected" style:print-content="true" fo:border="none" fo:padding-bottom="0.0193in" fo:padding-left="0.0138in" fo:padding-right="0.0138in" fo:padding-top="0.0193in"/>
    </style:style>
    <style:style style:name="ce47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start" fo:margin-left="0in"/>
    </style:style>
    <style:style style:name="ce48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008in solid #000000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50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51" style:family="table-cell" style:parent-style-name="Default">
      <style:table-cell-properties style:cell-protect="protected" style:print-content="true" fo:padding-bottom="0.0193in" fo:padding-left="0.0138in" fo:padding-right="0.0138in" fo:padding-top="0.0193in"/>
    </style:style>
    <style:style style:name="ce52" style:family="table-cell" style:parent-style-name="Default">
      <style:table-cell-properties fo:background-color="#ffff66" style:cell-protect="none" style:print-content="tru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60" style:family="table-cell" style:parent-style-name="Default">
      <style:table-cell-properties fo:background-color="#ffff66" style:cell-protect="none" style:print-content="true"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61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62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63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start" fo:margin-left="0in"/>
    </style:style>
    <style:style style:name="ce64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heet2.$A$4:.$A$7])" table:allow-empty-cell="true" table:display-list="unsorted" table:base-cell-address="Sheet1.D15"/>
        <table:content-validation table:name="val2" table:condition="of:cell-content-is-in-list([$Sheet2.$A$10:.$A$14])" table:allow-empty-cell="true" table:display-list="unsorted" table:base-cell-address="Sheet1.D16"/>
        <table:content-validation table:name="val3" table:condition="of:cell-content-is-in-list([$Sheet2.$A$17:.$A$20])" table:allow-empty-cell="true" table:display-list="unsorted" table:base-cell-address="Sheet1.D17"/>
        <table:content-validation table:name="val4" table:condition="of:cell-content-is-in-list([$Sheet2.$A$31:.$A$34])" table:allow-empty-cell="true" table:display-list="unsorted" table:base-cell-address="Sheet1.D18"/>
        <table:content-validation table:name="val5" table:condition="of:cell-content-is-in-list([$Sheet2.$A$37:.$A$40])" table:allow-empty-cell="true" table:display-list="unsorted" table:base-cell-address="Sheet1.D25"/>
        <table:content-validation table:name="val6" table:condition="of:cell-content-is-in-list([$Sheet2.$D$4:.$D$8])" table:allow-empty-cell="true" table:display-list="unsorted" table:base-cell-address="Sheet1.K10"/>
        <table:content-validation table:name="val7" table:condition="of:cell-content-is-in-list([$Sheet2.$D$4:.$D$8])" table:allow-empty-cell="true" table:display-list="unsorted" table:base-cell-address="Sheet1.K11"/>
        <table:content-validation table:name="val8" table:condition="of:cell-content-is-in-list([$Sheet2.$D$25:.$D$29])" table:allow-empty-cell="true" table:display-list="unsorted" table:base-cell-address="Sheet1.K12"/>
        <table:content-validation table:name="val9" table:condition="of:cell-content-is-in-list([$Sheet2.$D$11:.$D$15])" table:allow-empty-cell="true" table:display-list="unsorted" table:base-cell-address="Sheet1.K13"/>
        <table:content-validation table:name="val10" table:condition="of:cell-content-is-in-list([$Sheet2.$D$18:.$D$22])" table:allow-empty-cell="true" table:display-list="unsorted" table:base-cell-address="Sheet1.K14"/>
        <table:content-validation table:name="val11" table:condition="of:cell-content-is-in-list([$Sheet2.$D$32:.$D$36])" table:allow-empty-cell="true" table:display-list="unsorted" table:base-cell-address="Sheet1.K15"/>
        <table:content-validation table:name="val12" table:condition="of:cell-content-is-in-list(&quot;1.0&quot;;&quot;1.25&quot;;&quot;1.5&quot;)" table:allow-empty-cell="true" table:display-list="unsorted" table:base-cell-address="Sheet1.K11"/>
      </table:content-validations>
      <table:table table:name="Sheet1" table:style-name="ta3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form:id="control1" form:label="Clear Dat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/>
              </office:event-listeners>
            </form:button>
          </form:form>
        </office:forms>
        <table:table-column table:style-name="co9" table:default-cell-style-name="ce11"/>
        <table:table-column table:style-name="co16" table:number-columns-repeated="2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16" table:number-columns-repeated="2" table:default-cell-style-name="ce30"/>
        <table:table-column table:style-name="co8" table:default-cell-style-name="ce30"/>
        <table:table-column table:style-name="co22" table:default-cell-style-name="ce30"/>
        <table:table-column table:style-name="co19" table:default-cell-style-name="ce30"/>
        <table:table-column table:style-name="co10" table:number-columns-repeated="244" table:default-cell-style-name="ce30"/>
        <table:table-column table:style-name="co11" table:number-columns-repeated="767" table:default-cell-style-name="ce2"/>
        <table:table-row table:style-name="ro4">
          <table:table-cell table:style-name="ce9" office:value-type="string" table:number-columns-spanned="13" table:number-rows-spanned="1">
            <text:p>Scoville – Heat Gain/Loss Calculato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3">
          <table:table-cell table:style-name="ce10" office:value-type="string">
            <text:p>Job Name:</text:p>
          </table:table-cell>
          <table:table-cell table:style-name="ce18" office:value-type="string" table:number-columns-spanned="5" table:number-rows-spanned="1">
            <text:p>SmokeTest5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10" office:value-type="string">
            <text:p>Customer:</text:p>
          </table:table-cell>
          <table:table-cell table:style-name="ce18" office:value-type="string" table:number-columns-spanned="5" table:number-rows-spanned="1">
            <text:p>John Q. Sample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11" table:number-columns-repeated="1011"/>
        </table:table-row>
        <table:table-row table:style-name="ro3">
          <table:table-cell table:style-name="ce10" office:value-type="string">
            <text:p>Job Number:</text:p>
          </table:table-cell>
          <table:table-cell table:style-name="ce18" office:value-type="float" office:value="0" table:number-columns-spanned="5" table:number-rows-spanned="1">
            <text:p>0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42" office:value-type="string" table:number-columns-spanned="1" table:number-rows-spanned="3">
            <text:p>Address:</text:p>
          </table:table-cell>
          <table:table-cell table:style-name="ce47" office:value-type="string" table:number-columns-spanned="5" table:number-rows-spanned="1">
            <text:p>520 North Main St.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63"/>
          <table:table-cell table:style-name="ce11" table:number-columns-repeated="1011"/>
        </table:table-row>
        <table:table-row table:style-name="ro3">
          <table:table-cell table:style-name="ce10" office:value-type="string">
            <text:p>Date:</text:p>
          </table:table-cell>
          <table:table-cell table:style-name="ce19" table:number-columns-spanned="5" table:number-rows-spanned="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covered-table-cell table:style-name="ce43"/>
          <table:table-cell table:style-name="ce48" office:value-type="string" table:number-columns-spanned="5" table:number-rows-spanned="1">
            <text:p>Meadville, PA 16335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4"/>
          <table:table-cell table:style-name="ce11" table:number-columns-repeated="1011"/>
        </table:table-row>
        <table:table-row table:style-name="ro3">
          <table:table-cell table:style-name="ce2" table:number-columns-repeated="7"/>
          <table:covered-table-cell table:style-name="ce43"/>
          <table:table-cell table:style-name="ce49" table:number-columns-spanned="5" table:number-rows-spanned="1"/>
          <table:covered-table-cell table:style-name="ce61"/>
          <table:covered-table-cell table:style-name="ce61"/>
          <table:covered-table-cell table:style-name="ce61"/>
          <table:covered-table-cell table:style-name="ce65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2">
          <table:table-cell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12" office:value-type="string" table:number-columns-spanned="2" table:number-rows-spanned="1">
            <text:p>CM</text:p>
          </table:table-cell>
          <table:covered-table-cell table:style-name="ce12"/>
          <table:table-cell table:style-name="ce12" office:value-type="string">
            <text:p>Gain</text:p>
          </table:table-cell>
          <table:table-cell table:style-name="ce11" table:number-columns-repeated="2"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20" office:value-type="string" table:number-columns-spanned="2" table:number-rows-spanned="1">
            <text:p>HM</text:p>
          </table:table-cell>
          <table:covered-table-cell table:style-name="ce20"/>
          <table:table-cell table:style-name="ce12" office:value-type="string">
            <text:p>Loss</text:p>
          </table:table-cell>
          <table:table-cell table:style-name="ce11" table:number-columns-repeated="1011"/>
        </table:table-row>
        <table:table-row table:style-name="ro2">
          <table:table-cell table:style-name="ce12" office:value-type="string">
            <text:p>Gross Wall</text:p>
          </table:table-cell>
          <table:table-cell table:style-name="ce21" office:value-type="float" office:value="200" table:number-columns-spanned="2" table:number-rows-spanned="1">
            <text:p>200</text:p>
          </table:table-cell>
          <table:covered-table-cell table:style-name="ce21"/>
          <table:table-cell table:style-name="ce32" table:number-columns-repeated="3"/>
          <table:table-cell/>
          <table:table-cell table:style-name="ce12" office:value-type="string">
            <text:p>Gross Wall</text:p>
          </table:table-cell>
          <table:table-cell table:style-name="ce25" table:formula="of:=[.B9]" office:value-type="float" office:value="200" table:number-columns-spanned="2" table:number-rows-spanned="1">
            <text:p>200</text:p>
          </table:table-cell>
          <table:covered-table-cell table:style-name="ce25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North Window</text:p>
          </table:table-cell>
          <table:table-cell table:style-name="ce21" office:value-type="float" office:value="2" table:number-columns-spanned="2" table:number-rows-spanned="1">
            <text:p>2</text:p>
          </table:table-cell>
          <table:covered-table-cell table:style-name="ce21"/>
          <table:table-cell table:style-name="ce33" table:formula="of:=[Sheet2.B23]" office:value-type="float" office:value="15" table:number-columns-spanned="2" table:number-rows-spanned="1">
            <text:p>15</text:p>
          </table:table-cell>
          <table:covered-table-cell table:style-name="ce22"/>
          <table:table-cell table:style-name="ce22" table:formula="of:=[.B10]*[.D10]" office:value-type="float" office:value="30">
            <text:p>30</text:p>
          </table:table-cell>
          <table:table-cell/>
          <table:table-cell table:style-name="ce12" office:value-type="string">
            <text:p>Windows</text:p>
          </table:table-cell>
          <table:table-cell table:style-name="ce25" table:formula="of:=SUM([.B10:.B13])" office:value-type="float" office:value="5" table:number-columns-spanned="2" table:number-rows-spanned="1">
            <text:p>5</text:p>
          </table:table-cell>
          <table:covered-table-cell table:style-name="ce25"/>
          <table:table-cell table:style-name="ce34" table:content-validation-name="val6" office:value-type="string">
            <text:p>Single</text:p>
          </table:table-cell>
          <table:table-cell table:style-name="ce22" table:formula="of:=IF(ISBLANK([.K10]);0;VLOOKUP([.K10];[Sheet2.D4:.E8];2;0))" office:value-type="float" office:value="80">
            <text:p>80</text:p>
          </table:table-cell>
          <table:table-cell table:style-name="ce22" table:formula="of:=[.I10]*[.L10]" office:value-type="float" office:value="400">
            <text:p>40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outh Window</text:p>
          </table:table-cell>
          <table:table-cell table:style-name="ce21" office:value-type="float" office:value="3" table:number-columns-spanned="2" table:number-rows-spanned="1">
            <text:p>3</text:p>
          </table:table-cell>
          <table:covered-table-cell table:style-name="ce21"/>
          <table:table-cell table:style-name="ce33" table:formula="of:=[Sheet2.B24]" office:value-type="float" office:value="25" table:number-columns-spanned="2" table:number-rows-spanned="1">
            <text:p>25</text:p>
          </table:table-cell>
          <table:covered-table-cell table:style-name="ce22"/>
          <table:table-cell table:style-name="ce22" table:formula="of:=[.B11]*[.D11]" office:value-type="float" office:value="75">
            <text:p>75</text:p>
          </table:table-cell>
          <table:table-cell/>
          <table:table-cell table:style-name="ce12" office:value-type="string">
            <text:p>Doors</text:p>
          </table:table-cell>
          <table:table-cell table:style-name="ce25" table:formula="of:=[.B14]" office:value-type="float" office:value="3" table:number-columns-spanned="2" table:number-rows-spanned="1">
            <text:p>3</text:p>
          </table:table-cell>
          <table:covered-table-cell table:style-name="ce25"/>
          <table:table-cell table:style-name="ce21" table:content-validation-name="val7" office:value-type="string">
            <text:p>Single</text:p>
          </table:table-cell>
          <table:table-cell table:style-name="ce22" table:formula="of:=IF(ISBLANK([.K11]);0;VLOOKUP([.K11];[Sheet2.D4:.E8];2;0))" office:value-type="float" office:value="80">
            <text:p>80</text:p>
          </table:table-cell>
          <table:table-cell table:style-name="ce22" table:formula="of:=[.I11]*[.L11]" office:value-type="float" office:value="240">
            <text:p>24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East/West Window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5]" office:value-type="float" office:value="45" table:number-columns-spanned="2" table:number-rows-spanned="1">
            <text:p>45</text:p>
          </table:table-cell>
          <table:covered-table-cell table:style-name="ce22"/>
          <table:table-cell table:style-name="ce22" table:formula="of:=[.B12]*[.D12]" office:value-type="float" office:value="0">
            <text:p>0</text:p>
          </table:table-cell>
          <table:table-cell/>
          <table:table-cell table:style-name="ce12" office:value-type="string">
            <text:p>Net Wall</text:p>
          </table:table-cell>
          <table:table-cell table:style-name="ce25" table:formula="of:=[.B15]" office:value-type="float" office:value="192" table:number-columns-spanned="2" table:number-rows-spanned="1">
            <text:p>192</text:p>
          </table:table-cell>
          <table:covered-table-cell table:style-name="ce25"/>
          <table:table-cell table:style-name="ce34" table:content-validation-name="val8" office:value-type="string">
            <text:p>2 Inches</text:p>
          </table:table-cell>
          <table:table-cell table:style-name="ce22" table:formula="of:=IF(ISBLANK([.K12]);0;VLOOKUP([.K12];[Sheet2.D25:.E29];2;0))" office:value-type="float" office:value="7">
            <text:p>7</text:p>
          </table:table-cell>
          <table:table-cell table:style-name="ce22" table:formula="of:=[.I12]*[.L12]" office:value-type="float" office:value="1344">
            <text:p>1344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ky-Lite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6]" office:value-type="float" office:value="139" table:number-columns-spanned="2" table:number-rows-spanned="1">
            <text:p>139</text:p>
          </table:table-cell>
          <table:covered-table-cell table:style-name="ce22"/>
          <table:table-cell table:style-name="ce22" table:formula="of:=[.B13]*[.D13]" office:value-type="float" office:value="0">
            <text:p>0</text:p>
          </table:table-cell>
          <table:table-cell/>
          <table:table-cell table:style-name="ce12" office:value-type="string">
            <text:p>Ceiling</text:p>
          </table:table-cell>
          <table:table-cell table:style-name="ce25" table:formula="of:=[.B16]" office:value-type="float" office:value="1500" table:number-columns-spanned="2" table:number-rows-spanned="1">
            <text:p>1500</text:p>
          </table:table-cell>
          <table:covered-table-cell table:style-name="ce25"/>
          <table:table-cell table:style-name="ce34" table:content-validation-name="val9" office:value-type="string">
            <text:p>No Insulation</text:p>
          </table:table-cell>
          <table:table-cell table:style-name="ce22" table:formula="of:=IF(ISBLANK([.K13]);0;VLOOKUP([.K13];[Sheet2.D11:.E15];2;0))" office:value-type="float" office:value="21">
            <text:p>21</text:p>
          </table:table-cell>
          <table:table-cell table:style-name="ce22" table:formula="of:=[.I13]*[.L13]" office:value-type="float" office:value="31500">
            <text:p>3150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Doors</text:p>
          </table:table-cell>
          <table:table-cell table:style-name="ce21" office:value-type="float" office:value="3" table:number-columns-spanned="2" table:number-rows-spanned="1">
            <text:p>3</text:p>
          </table:table-cell>
          <table:covered-table-cell table:style-name="ce21"/>
          <table:table-cell table:style-name="ce33" table:formula="of:=[Sheet2.B27]" office:value-type="float" office:value="11" table:number-columns-spanned="2" table:number-rows-spanned="1">
            <text:p>11</text:p>
          </table:table-cell>
          <table:covered-table-cell table:style-name="ce22"/>
          <table:table-cell table:style-name="ce22" table:formula="of:=[.B14]*[.D14]" office:value-type="float" office:value="33">
            <text:p>33</text:p>
          </table:table-cell>
          <table:table-cell/>
          <table:table-cell table:style-name="ce12" office:value-type="string">
            <text:p>Floor</text:p>
          </table:table-cell>
          <table:table-cell table:style-name="ce25" table:formula="of:=[.B17]" office:value-type="float" office:value="1500" table:number-columns-spanned="2" table:number-rows-spanned="1">
            <text:p>1500</text:p>
          </table:table-cell>
          <table:covered-table-cell table:style-name="ce25"/>
          <table:table-cell table:style-name="ce34" table:content-validation-name="val10" office:value-type="string">
            <text:p>Crawl Space</text:p>
          </table:table-cell>
          <table:table-cell table:style-name="ce22" table:formula="of:=IF(ISBLANK([.K14]);0;VLOOKUP([.K14];[Sheet2.D18:.E22];2;0))" office:value-type="float" office:value="21">
            <text:p>21</text:p>
          </table:table-cell>
          <table:table-cell table:style-name="ce22" table:formula="of:=[.I14]*[.L14]" office:value-type="float" office:value="31500">
            <text:p>31500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Net Wall</text:p>
          </table:table-cell>
          <table:table-cell table:style-name="ce22" table:formula="of:=[.B9]-SUM([.B10:.B14])" office:value-type="float" office:value="192" table:number-columns-spanned="2" table:number-rows-spanned="1">
            <text:p>192</text:p>
          </table:table-cell>
          <table:covered-table-cell table:style-name="ce22"/>
          <table:table-cell table:style-name="ce34" table:content-validation-name="val1" office:value-type="string">
            <text:p>2 Inches</text:p>
          </table:table-cell>
          <table:table-cell table:style-name="ce22" table:formula="of:=IF(ISBLANK([.D15]);0;VLOOKUP([.D15];[Sheet2.A4:.B7];2;0))" office:value-type="float" office:value="2">
            <text:p>2</text:p>
          </table:table-cell>
          <table:table-cell table:style-name="ce22" table:formula="of:=[.B15]*[.E15]" office:value-type="float" office:value="384">
            <text:p>384</text:p>
          </table:table-cell>
          <table:table-cell/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500">
            <text:p>1500</text:p>
          </table:table-cell>
          <table:table-cell table:style-name="ce34" table:content-validation-name="val11" office:value-type="string">
            <text:p>¼ Air Change</text:p>
          </table:table-cell>
          <table:table-cell table:style-name="ce22" table:formula="of:=IF(ISBLANK([.K15]);0;VLOOKUP([.K15];[Sheet2.D32:.E36];2;0))" office:value-type="float" office:value="0.32">
            <text:p>0.32</text:p>
          </table:table-cell>
          <table:table-cell table:style-name="ce22" table:formula="of:=[.J15]*[.J16]*[.L15]" office:value-type="float" office:value="4320">
            <text:p>4320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Ceiling</text:p>
          </table:table-cell>
          <table:table-cell table:style-name="ce21" office:value-type="float" office:value="1500" table:number-columns-spanned="2" table:number-rows-spanned="1">
            <text:p>1500</text:p>
          </table:table-cell>
          <table:covered-table-cell table:style-name="ce21"/>
          <table:table-cell table:style-name="ce34" table:content-validation-name="val2" office:value-type="string">
            <text:p>No Insulation</text:p>
          </table:table-cell>
          <table:table-cell table:style-name="ce22" table:formula="of:=IF(ISBLANK([.D16]);0;VLOOKUP([.D16];[Sheet2.A10:.B14];2;0))" office:value-type="float" office:value="11">
            <text:p>11</text:p>
          </table:table-cell>
          <table:table-cell table:style-name="ce22" table:formula="of:=[.B16]*[.E16]" office:value-type="float" office:value="16500">
            <text:p>16500</text:p>
          </table:table-cell>
          <table:table-cell/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9">
            <text:p>9</text:p>
          </table:table-cell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Floor</text:p>
          </table:table-cell>
          <table:table-cell table:style-name="ce21" office:value-type="float" office:value="1500" table:number-columns-spanned="2" table:number-rows-spanned="1">
            <text:p>1500</text:p>
          </table:table-cell>
          <table:covered-table-cell table:style-name="ce21"/>
          <table:table-cell table:style-name="ce34" table:content-validation-name="val3" office:value-type="string">
            <text:p>No Insulation</text:p>
          </table:table-cell>
          <table:table-cell table:style-name="ce22" table:formula="of:=IF(ISBLANK([.D17]);0;VLOOKUP([.D17];[Sheet2.A17:.B20];2;0))" office:value-type="float" office:value="4">
            <text:p>4</text:p>
          </table:table-cell>
          <table:table-cell table:style-name="ce22" table:formula="of:=[.B17]*[.E17]" office:value-type="float" office:value="6000">
            <text:p>6000</text:p>
          </table:table-cell>
          <table:table-cell/>
          <table:table-cell table:style-name="ce12" office:value-type="string">
            <text:p>Heat Loss 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40" table:formula="of:=SUM([.M10:.M15])" office:value-type="float" office:value="69304">
            <text:p>69304</text:p>
          </table:table-cell>
          <table:table-cell table:number-columns-repeated="1011"/>
        </table:table-row>
        <table:table-row table:style-name="ro3"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500">
            <text:p>1500</text:p>
          </table:table-cell>
          <table:table-cell table:style-name="ce34" table:content-validation-name="val4" office:value-type="string">
            <text:p>¼ Air Change</text:p>
          </table:table-cell>
          <table:table-cell table:style-name="ce22" table:formula="of:=IF(ISBLANK([.D18]);0;VLOOKUP([.D18];[Sheet2.A31:.B34];2;0))" office:value-type="float" office:value="0.068">
            <text:p>0.068</text:p>
          </table:table-cell>
          <table:table-cell table:style-name="ce22" table:formula="of:=[.C18]*[.C19]*[.E18]" office:value-type="float" office:value="918">
            <text:p>918</text:p>
          </table:table-cell>
          <table:table-cell/>
          <table:table-cell table:style-name="ce12" office:value-type="string">
            <text:p>Total Loss</text:p>
          </table:table-cell>
          <table:table-cell table:style-name="ce50" table:formula="of:=[.M17]" office:value-type="float" office:value="69304" table:number-columns-spanned="2" table:number-rows-spanned="1">
            <text:p>69304</text:p>
          </table:table-cell>
          <table:covered-table-cell table:style-name="ce50"/>
          <table:table-cell table:style-name="ce23" table:content-validation-name="val12" office:value-type="float" office:value="1.25" table:number-columns-spanned="2" table:number-rows-spanned="1">
            <text:p>1.25</text:p>
          </table:table-cell>
          <table:covered-table-cell table:style-name="ce62"/>
          <table:table-cell table:style-name="ce62" table:formula="of:=[.I18]*[.K18]" office:value-type="float" office:value="86630">
            <text:p>86630</text:p>
          </table:table-cell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9">
            <text:p>9</text:p>
          </table:table-cell>
          <table:table-cell table:style-name="ce32" table:number-columns-repeated="3"/>
          <table:table-cell table:number-columns-repeated="1018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5" table:number-columns-spanned="2" table:number-rows-spanned="1">
            <text:p>5</text:p>
          </table:table-cell>
          <table:covered-table-cell table:style-name="ce23"/>
          <table:table-cell table:style-name="ce25" office:value-type="float" office:value="300" table:number-columns-spanned="2" table:number-rows-spanned="1">
            <text:p>300</text:p>
          </table:table-cell>
          <table:covered-table-cell table:style-name="ce25"/>
          <table:table-cell table:style-name="ce22" table:formula="of:=[.B20]*[.D20]" office:value-type="float" office:value="1500">
            <text:p>1500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Appliance</text:p>
          </table:table-cell>
          <table:table-cell table:style-name="ce23" office:value-type="float" office:value="2000" table:number-columns-spanned="2" table:number-rows-spanned="1">
            <text:p>2000</text:p>
          </table:table-cell>
          <table:covered-table-cell table:style-name="ce23"/>
          <table:table-cell table:style-name="ce35"/>
          <table:table-cell table:style-name="ce35"/>
          <table:table-cell table:style-name="ce22" table:formula="of:=IF(ISBLANK([.D21]);[.B21];[.B21]*[.E21])" office:value-type="float" office:value="2000">
            <text:p>2000</text:p>
          </table:table-cell>
          <table:table-cell/>
          <table:table-cell table:style-name="ce44" office:value-type="string">
            <text:p>Notes:</text:p>
          </table:table-cell>
          <table:table-cell table:style-name="ce46" table:number-columns-repeated="4"/>
          <table: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SUM([.F10:.F21])" office:value-type="float" office:value="27440">
            <text:p>27440</text:p>
          </table:table-cell>
          <table:table-cell/>
          <table:table-cell table:style-name="ce45" table:number-columns-spanned="6" table:number-rows-spanned="8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Duct Loss</text:p>
          </table:table-cell>
          <table:table-cell table:style-name="ce25" table:formula="of:=[.F22]" office:value-type="float" office:value="27440" table:number-columns-spanned="2" table:number-rows-spanned="1">
            <text:p>27440</text:p>
          </table:table-cell>
          <table:covered-table-cell table:style-name="ce25"/>
          <table:table-cell table:style-name="ce25" office:value-type="float" office:value="0.05" table:number-columns-spanned="2" table:number-rows-spanned="1">
            <text:p>0.05</text:p>
          </table:table-cell>
          <table:covered-table-cell table:style-name="ce25"/>
          <table:table-cell table:style-name="ce22" table:formula="of:=[.B23]*[.D23]" office:value-type="float" office:value="1372">
            <text:p>1372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Sensible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2]+[.F23]" office:value-type="float" office:value="28812">
            <text:p>28812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3" office:value-type="string">
            <text:p>Latent 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500">
            <text:p>1500</text:p>
          </table:table-cell>
          <table:table-cell table:style-name="ce34" table:content-validation-name="val5" office:value-type="string">
            <text:p>¼ Air Change</text:p>
          </table:table-cell>
          <table:table-cell table:style-name="ce22" table:formula="of:=IF(ISBLANK([.D25]);0;VLOOKUP([.D25];[Sheet2.A37:.B40];2;0))" office:value-type="float" office:value="0.065">
            <text:p>0.065</text:p>
          </table:table-cell>
          <table:table-cell table:style-name="ce22" table:formula="of:=[.C25]*[.C26]*[.E25]" office:value-type="float" office:value="877.5">
            <text:p>877.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9">
            <text:p>9</text:p>
          </table:table-cell>
          <table:table-cell table:style-name="ce32" table:number-columns-repeated="3"/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5" table:number-columns-spanned="2" table:number-rows-spanned="1">
            <text:p>5</text:p>
          </table:table-cell>
          <table:covered-table-cell table:style-name="ce23"/>
          <table:table-cell table:style-name="ce25" office:value-type="float" office:value="230" table:number-columns-spanned="2" table:number-rows-spanned="1">
            <text:p>230</text:p>
          </table:table-cell>
          <table:covered-table-cell table:style-name="ce25"/>
          <table:table-cell table:style-name="ce22" table:formula="of:=[.B27]*[.D27]" office:value-type="float" office:value="1150">
            <text:p>115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Latent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5]+[.F27]" office:value-type="float" office:value="2027.5">
            <text:p>2027.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Gain</text:p>
          </table:table-cell>
          <table:table-cell table:style-name="ce26" table:formula="of:=[.F24]" office:value-type="float" office:value="28812" table:number-columns-spanned="2" table:number-rows-spanned="1">
            <text:p>28812</text:p>
          </table:table-cell>
          <table:covered-table-cell table:style-name="ce26"/>
          <table:table-cell table:style-name="ce26" table:formula="of:=[.F28]" office:value-type="float" office:value="2027.5" table:number-columns-spanned="2" table:number-rows-spanned="1">
            <text:p>2027.5</text:p>
          </table:table-cell>
          <table:covered-table-cell table:style-name="ce39"/>
          <table:table-cell table:style-name="ce40" table:formula="of:=[.F24]+[.F28]" office:value-type="float" office:value="30839.5">
            <text:p>30839.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2" table:number-columns-repeated="6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2" table:number-columns-repeated="4"/>
          <table:table-cell table:style-name="ce2">
            <draw:control table:end-cell-address="Sheet1.F34" table:end-x="0.7811in" table:end-y="0.1673in" draw:z-index="0" draw:name="ClearData" draw:text-style-name="P1" svg:width="0.7976in" svg:height="0.5331in" svg:x="0.4228in" svg:y="0.1701in" draw:control="control1"/>
          </table:table-cell>
          <table:table-cell table:style-name="ce2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5" office:value-type="string" table:number-columns-spanned="4" table:number-rows-spanned="1">
            <text:p>(Input cells are highlighted in yellow)</text:p>
          </table:table-cell>
          <table:covered-table-cell table:style-name="ce27"/>
          <table:covered-table-cell table:style-name="ce27"/>
          <table:covered-table-cell table:style-name="ce36"/>
          <table:table-cell table:style-name="ce2"/>
          <table:table-cell table:style-name="ce41" table:number-columns-spanned="1" table:number-rows-spanned="3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6" office:value-type="string" table:number-columns-spanned="4" table:number-rows-spanned="1">
            <text:p>(Questionable cells are highlighted in blue)</text:p>
          </table:table-cell>
          <table:covered-table-cell table:style-name="ce28"/>
          <table:covered-table-cell table:style-name="ce28"/>
          <table:covered-table-cell table:style-name="ce37"/>
          <table:table-cell/>
          <table:covered-table-cell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7" office:value-type="string" table:number-columns-spanned="4" table:number-rows-spanned="1">
            <text:p>(Output cells are highlighted in green)</text:p>
          </table:table-cell>
          <table:covered-table-cell table:style-name="ce29"/>
          <table:covered-table-cell table:style-name="ce29"/>
          <table:covered-table-cell table:style-name="ce38"/>
          <table:table-cell/>
          <table:covered-table-cell/>
          <table:table-cell/>
          <table:table-cell table:style-name="ce46" table:number-columns-repeated="5"/>
          <table:table-cell table:style-name="ce28"/>
          <table:table-cell table:number-columns-repeated="1011"/>
        </table:table-row>
        <table:table-row table:style-name="ro3" table:number-rows-repeated="3">
          <table:table-cell table:style-name="ce2" table:number-columns-repeated="4"/>
          <table:table-cell table:number-columns-repeated="3"/>
          <table:table-cell table:style-name="ce2" table:number-columns-repeated="5"/>
          <table:table-cell table:number-columns-repeated="1012"/>
        </table:table-row>
        <table:table-row table:style-name="ro3" table:number-rows-repeated="41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8" table:default-cell-style-name="ce54"/>
        <table:table-column table:style-name="co15" table:default-cell-style-name="ce54"/>
        <table:table-column table:style-name="co10" table:number-columns-repeated="244" table:default-cell-style-name="ce54"/>
        <table:table-column table:style-name="co11" table:number-columns-repeated="775" table:default-cell-style-name="ce2"/>
        <table:table-row table:style-name="ro2">
          <table:table-cell table:style-name="ce53" office:value-type="string" table:number-columns-spanned="5" table:number-rows-spanned="1">
            <text:p>Heating/Cooling Multiplier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table:number-columns-spanned="2" table:number-rows-spanned="1">
            <text:p>Wall CM</text:p>
          </table:table-cell>
          <table:covered-table-cell table:style-name="ce55"/>
          <table:table-cell/>
          <table:table-cell table:style-name="ce55" office:value-type="string" table:number-columns-spanned="2" table:number-rows-spanned="1">
            <text:p>Windows/D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6" office:value-type="string">
            <text:p>Single</text:p>
          </table:table-cell>
          <table:table-cell table:style-name="ce56" office:value-type="float" office:value="80">
            <text:p>80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2 Inches</text:p>
          </table:table-cell>
          <table:table-cell table:style-name="ce56" office:value-type="float" office:value="2">
            <text:p>2</text:p>
          </table:table-cell>
          <table:table-cell/>
          <table:table-cell table:style-name="ce56" office:value-type="string">
            <text:p>Insulated</text:p>
          </table:table-cell>
          <table:table-cell table:style-name="ce56" office:value-type="float" office:value="48">
            <text:p>48</text:p>
          </table:table-cell>
          <table:table-cell table:number-columns-repeated="1019"/>
        </table:table-row>
        <table:table-row table:style-name="ro3">
          <table:table-cell table:style-name="ce57" office:value-type="string">
            <text:p>3 Inches</text:p>
          </table:table-cell>
          <table:table-cell table:style-name="ce57" office:value-type="float" office:value="1.5">
            <text:p>1.5</text:p>
          </table:table-cell>
          <table:table-cell/>
          <table:table-cell table:style-name="ce56" office:value-type="string">
            <text:p>Storm</text:p>
          </table:table-cell>
          <table:table-cell table:style-name="ce56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Triple</text:p>
          </table:table-cell>
          <table:table-cell table:style-name="ce56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Ceiling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11">
            <text:p>11</text:p>
          </table:table-cell>
          <table:table-cell/>
          <table:table-cell table:style-name="ce55" office:value-type="string" table:number-columns-spanned="2" table:number-rows-spanned="1">
            <text:p>Ceiling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3.2">
            <text:p>3.2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2.1">
            <text:p>2.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0 Inches</text:p>
          </table:table-cell>
          <table:table-cell table:style-name="ce56" office:value-type="float" office:value="1.3">
            <text:p>1.3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10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Floors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5" office:value-type="string" table:number-columns-spanned="2" table:number-rows-spanned="1">
            <text:p>Fl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0.8">
            <text:p>0.8</text:p>
          </table:table-cell>
          <table:table-cell/>
          <table:table-cell table:style-name="ce56" office:value-type="string">
            <text:p>Crawl Space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0.5">
            <text:p>0.5</text:p>
          </table:table-cell>
          <table:table-cell/>
          <table:table-cell table:style-name="ce56" office:value-type="string">
            <text:p>Crawl – Ins.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Base – No Ins.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Bsmt. – 3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Windows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North</text:p>
          </table:table-cell>
          <table:table-cell table:style-name="ce56" office:value-type="float" office:value="15">
            <text:p>15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South</text:p>
          </table:table-cell>
          <table:table-cell table:style-name="ce56" office:value-type="float" office:value="25">
            <text:p>25</text:p>
          </table:table-cell>
          <table:table-cell/>
          <table:table-cell table:style-name="ce55" office:value-type="string" table:number-columns-spanned="2" table:number-rows-spanned="1">
            <text:p>Wall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East/West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Skylight</text:p>
          </table:table-cell>
          <table:table-cell table:style-name="ce56" office:value-type="float" office:value="139">
            <text:p>139</text:p>
          </table:table-cell>
          <table:table-cell/>
          <table:table-cell table:style-name="ce56" office:value-type="string">
            <text:p>2 Inches</text:p>
          </table:table-cell>
          <table:table-cell table:style-name="ce56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Doors</text:p>
          </table:table-cell>
          <table:table-cell table:style-name="ce56" office:value-type="float" office:value="11">
            <text:p>1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Infiltration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75">
            <text:p>0.275</text:p>
          </table:table-cell>
          <table:table-cell/>
          <table:table-cell table:style-name="ce55" office:value-type="string" table:number-columns-spanned="2" table:number-rows-spanned="1">
            <text:p>Infiltration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7">
            <text:p>0.137</text:p>
          </table:table-cell>
          <table:table-cell/>
          <table:table-cell table:style-name="ce56" office:value-type="string">
            <text:p>1 Air Change</text:p>
          </table:table-cell>
          <table:table-cell table:style-name="ce56" office:value-type="float" office:value="1.26">
            <text:p>1.2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8">
            <text:p>0.068</text:p>
          </table:table-cell>
          <table:table-cell/>
          <table:table-cell table:style-name="ce56" office:value-type="string">
            <text:p>¾ Air Change</text:p>
          </table:table-cell>
          <table:table-cell table:style-name="ce56" office:value-type="float" office:value="0.95">
            <text:p>0.9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½ Air Change</text:p>
          </table:table-cell>
          <table:table-cell table:style-name="ce56" office:value-type="float" office:value="0.63">
            <text:p>0.63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¼ Air Change</text:p>
          </table:table-cell>
          <table:table-cell table:style-name="ce56" office:value-type="float" office:value="0.32">
            <text:p>0.3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Latent Heat Inf.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6">
            <text:p>0.26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">
            <text:p>0.13</text:p>
          </table:table-cell>
          <table:table-cell/>
          <table:table-cell table:style-name="ce55" office:value-type="string" table:number-columns-spanned="2" table:number-rows-spanned="1">
            <text:p>Slab/Grade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5">
            <text:p>0.06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56.7">
            <text:p>56.7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0.068">
            <text:p>0.068</text:p>
          </table:table-cell>
          <table:table-cell/>
          <table:table-cell table:style-name="ce56" office:value-type="string">
            <text:p>1.5 Inches</text:p>
          </table:table-cell>
          <table:table-cell table:style-name="ce56" office:value-type="float" office:value="28.7">
            <text:p>28.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table:number-columns-spanned="2" table:number-rows-spanned="1">
            <text:p>Slab with Per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No Insulation</text:p>
          </table:table-cell>
          <table:table-cell table:style-name="ce56" office:value-type="float" office:value="133">
            <text:p>1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1.5 Inches</text:p>
          </table:table-cell>
          <table:table-cell table:style-name="ce56" office:value-type="float" office:value="79.8">
            <text:p>79.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Custom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print-page-order="ttb" style:first-page-number="1" style:scale-to="98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7">12/17/2011</text:date>, <text:time>19:5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6T13:49:01</meta:creation-date>
    <meta:editing-cycles>4</meta:editing-cycles>
    <meta:editing-duration>PT00H03M18S</meta:editing-duration>
    <meta:generator>OpenOffice.org/3.2$Linux OpenOffice.org_project/320m12$Build-9483</meta:generator>
    <meta:initial-creator>Brian Rocks</meta:initial-creator>
    <dc:date>2011-12-17T19:52:57</dc:date>
    <dc:creator>Zachary Mendel</dc:creator>
    <meta:document-statistic meta:table-count="2" meta:cell-count="27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
args1(0).Name = "ToPoint"
args1(0).Value = "$B$3:$F$5"
dispatcher.executeDispatch(document, ".uno:GoToCell", "", 0, args1())
dispatcher.executeDispatch(document, ".uno:ClearContents", "", 0, Array())

args1(0).Name = "ToPoint"
args1(0).Value = "$B$9:$B$14"
dispatcher.executeDispatch(document, ".uno:GoToCell", "", 0, args1())
dispatcher.executeDispatch(document, ".uno:ClearContents", "", 0, Array())

args1(0).Name = "ToPoint"
args1(0).Value = "$D$15:$D$18"
dispatcher.executeDispatch(document, ".uno:GoToCell", "", 0, args1())
dispatcher.executeDispatch(document, ".uno:ClearContents", "", 0, Array())

args1(0).Name = "ToPoint"
args1(0).Value = "$B$16:$B$17"
dispatcher.executeDispatch(document, ".uno:GoToCell", "", 0, args1())
dispatcher.executeDispatch(document, ".uno:ClearContents", "", 0, Array())

args1(0).Name = "ToPoint"
args1(0).Value = "$C$18:$C$19"
dispatcher.executeDispatch(document, ".uno:GoToCell", "", 0, args1())
dispatcher.executeDispatch(document, ".uno:ClearContents", "", 0, Array())

args1(0).Name = "ToPoint"
args1(0).Value = "$B$20:$B$21"
dispatcher.executeDispatch(document, ".uno:GoToCell", "", 0, args1())
dispatcher.executeDispatch(document, ".uno:ClearContents", "", 0, Array())

args1(0).Name = "ToPoint"
args1(0).Value = "$C$25:$C$26"
dispatcher.executeDispatch(document, ".uno:GoToCell", "", 0, args1())
dispatcher.executeDispatch(document, ".uno:ClearContents", "", 0, Array())

args1(0).Name = "ToPoint"
args1(0).Value = "$D$25"
dispatcher.executeDispatch(document, ".uno:GoToCell", "", 0, args1())
dispatcher.executeDispatch(document, ".uno:ClearContents", "", 0, Array())

args1(0).Name = "ToPoint"
args1(0).Value = "$B$27"
dispatcher.executeDispatch(document, ".uno:GoToCell", "", 0, args1())
dispatcher.executeDispatch(document, ".uno:ClearContents", "", 0, Array())

args1(0).Name = "ToPoint"
args1(0).Value = "$I$3:$I$6"
dispatcher.executeDispatch(document, ".uno:GoToCell", "", 0, args1())
dispatcher.executeDispatch(document, ".uno:ClearContents", "", 0, Array())

args1(0).Name = "ToPoint"
args1(0).Value = "$K$10:$K$15"
dispatcher.executeDispatch(document, ".uno:GoToCell", "", 0, args1())
dispatcher.executeDispatch(document, ".uno:ClearContents", "", 0, Array())

args1(0).Name = "ToPoint"
args1(0).Value = "$J$15:$J$16"
dispatcher.executeDispatch(document, ".uno:GoToCell", "", 0, args1())
dispatcher.executeDispatch(document, ".uno:ClearContents", "", 0, Array())

args1(0).Name = "ToPoint"
args1(0).Value = "$H$22"
dispatcher.executeDispatch(document, ".uno:GoToCell", "", 0, args1())
dispatcher.executeDispatch(document, ".uno:ClearContents", "", 0, Array())

args1(0).Name = "ToPoint"
args1(0).Value = "$B$3"
dispatcher.executeDispatch(document, ".uno:GoToCel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